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fo:font-size="10pt" style:font-size-asian="10pt" style:font-size-complex="10pt"/>
    </style:style>
    <style:style style:name="P2" style:family="paragraph" style:parent-style-name="Standard">
      <style:text-properties fo:font-size="10pt" style:font-size-asian="10pt" style:font-size-complex="10pt"/>
    </style:style>
    <style:style style:name="P3" style:family="paragraph" style:parent-style-name="Standard">
      <style:paragraph-properties style:text-autospace="none"/>
      <style:text-properties fo:font-size="10pt" style:font-size-asian="10pt" style:font-size-complex="10pt"/>
    </style:style>
    <style:style style:name="P4" style:family="paragraph" style:parent-style-name="Standard">
      <style:paragraph-properties fo:text-align="start" style:justify-single-word="false" style:text-autospace="none"/>
      <style:text-properties fo:font-size="10pt" style:font-size-asian="10pt" style:font-size-complex="10pt"/>
    </style:style>
    <style:style style:name="P5" style:family="paragraph" style:parent-style-name="Standard">
      <style:paragraph-properties fo:text-align="start" style:justify-single-word="false" style:text-autospace="none"/>
      <style:text-properties fo:font-size="10pt" fo:font-style="italic" style:font-size-asian="10pt" style:font-style-asian="italic" style:font-size-complex="10pt" style:font-style-complex="italic"/>
    </style:style>
    <style:style style:name="P6" style:family="paragraph" style:parent-style-name="Standard">
      <style:paragraph-properties style:text-autospace="none"/>
      <style:text-properties fo:font-size="10pt" fo:font-style="italic" style:font-size-asian="10pt" style:font-style-asian="italic" style:font-size-complex="10pt" style:font-style-complex="italic"/>
    </style:style>
    <style:style style:name="P7" style:family="paragraph" style:parent-style-name="Standard">
      <style:text-properties fo:font-size="10pt" fo:font-weight="bold" style:font-size-asian="10pt" style:font-weight-asian="bold" style:font-size-complex="10pt" style:font-weight-complex="bold"/>
    </style:style>
    <style:style style:name="P8" style:family="paragraph" style:parent-style-name="Standard">
      <style:paragraph-properties fo:text-align="start" style:justify-single-word="false" style:text-autospace="none"/>
      <style:text-properties fo:font-size="10pt" fo:font-weight="bold" style:font-size-asian="10pt" style:font-weight-asian="bold" style:font-size-complex="10pt" style:font-weight-complex="bold"/>
    </style:style>
    <style:style style:name="P9" style:family="paragraph" style:parent-style-name="Standard">
      <style:paragraph-properties style:text-autospace="none"/>
      <style:text-properties fo:font-size="10pt" fo:font-weight="bold" style:font-size-asian="10pt" style:font-weight-asian="bold" style:font-size-complex="10pt" style:font-weight-complex="bold"/>
    </style:style>
    <style:style style:name="P10" style:family="paragraph" style:parent-style-name="Standard">
      <style:text-properties fo:font-size="10pt" fo:font-weight="normal" style:font-size-asian="10pt" style:font-weight-asian="normal" style:font-size-complex="10pt" style:font-weight-complex="normal"/>
    </style:style>
    <style:style style:name="P11" style:family="paragraph" style:parent-style-name="Standard">
      <style:paragraph-properties style:text-autospace="none"/>
    </style:style>
    <style:style style:name="P12" style:family="paragraph" style:parent-style-name="Standard">
      <style:paragraph-properties fo:text-align="start" style:justify-single-word="false" style:text-autospace="none"/>
    </style:style>
    <style:style style:name="P13" style:family="paragraph" style:parent-style-name="Horizontal_20_Line">
      <style:text-properties fo:font-size="10pt" style:font-size-asian="10pt" style:font-size-complex="10pt"/>
    </style:style>
    <style:style style:name="P14" style:family="paragraph" style:parent-style-name="Horizontal_20_Line">
      <style:text-properties fo:font-size="8pt" style:font-size-asian="8pt" style:font-size-complex="8pt"/>
    </style:style>
    <style:style style:name="P15" style:family="paragraph" style:parent-style-name="Standard">
      <style:paragraph-properties fo:text-align="start" style:justify-single-word="false" style:text-autospace="none" style:writing-mode="lr-tb"/>
      <style:text-properties style:text-outline="false" style:text-line-through-style="none" fo:font-size="8pt" fo:font-style="normal" fo:text-shadow="none" style:text-underline-style="none" fo:font-weight="normal" style:font-size-asian="8pt" style:font-style-asian="normal" style:font-weight-asian="normal" style:font-size-complex="8pt" style:font-style-complex="normal" style:font-weight-complex="normal" style:text-emphasize="none" style:text-overline-style="none" style:text-overline-color="font-color"/>
    </style:style>
    <style:style style:name="P16" style:family="paragraph" style:parent-style-name="Standard">
      <style:text-properties fo:font-size="10pt" fo:font-weight="bold" style:font-size-asian="10pt" style:font-weight-asian="bold" style:font-size-complex="10pt" style:font-weight-complex="bold"/>
    </style:style>
    <style:style style:name="P17" style:family="paragraph" style:parent-style-name="Standard">
      <style:paragraph-properties fo:text-align="start" style:justify-single-word="false" style:text-autospace="none"/>
      <style:text-properties fo:font-size="10pt" fo:font-weight="bold" style:font-size-asian="10pt" style:font-weight-asian="bold" style:font-size-complex="10pt" style:font-weight-complex="bold"/>
    </style:style>
    <style:style style:name="P18" style:family="paragraph" style:parent-style-name="Standard">
      <style:paragraph-properties style:text-autospace="none"/>
      <style:text-properties fo:font-size="10pt" fo:font-weight="bold" style:font-size-asian="10pt" style:font-weight-asian="bold" style:font-size-complex="10pt" style:font-weight-complex="bold"/>
    </style:style>
    <style:style style:name="P19" style:family="paragraph" style:parent-style-name="Standard">
      <style:paragraph-properties fo:text-align="start" style:justify-single-word="false" style:text-autospace="none"/>
      <style:text-properties fo:font-size="10pt" fo:font-style="italic" style:font-size-asian="10pt" style:font-style-asian="italic" style:font-size-complex="10pt" style:font-style-complex="italic"/>
    </style:style>
    <style:style style:name="P20" style:family="paragraph" style:parent-style-name="Standard">
      <style:paragraph-properties style:text-autospace="none"/>
      <style:text-properties fo:font-size="10pt" fo:font-style="italic" style:font-size-asian="10pt" style:font-style-asian="italic" style:font-size-complex="10pt" style:font-style-complex="italic"/>
    </style:style>
    <style:style style:name="P21" style:family="paragraph" style:parent-style-name="Standard">
      <style:paragraph-properties style:text-autospace="none"/>
      <style:text-properties fo:font-size="10pt" style:font-size-asian="10pt" style:font-size-complex="10pt"/>
    </style:style>
    <style:style style:name="P22" style:family="paragraph" style:parent-style-name="Standard">
      <style:paragraph-properties fo:text-align="start" style:justify-single-word="false" style:text-autospace="none"/>
      <style:text-properties fo:font-size="10pt" style:font-size-asian="10pt" style:font-size-complex="10pt"/>
    </style:style>
    <style:style style:name="P23" style:family="paragraph" style:parent-style-name="Standard">
      <style:paragraph-properties style:text-autospace="none"/>
      <style:text-properties fo:font-size="10pt" fo:font-style="normal" fo:font-weight="bold" style:font-size-asian="10pt" style:font-style-asian="normal" style:font-weight-asian="bold" style:font-size-complex="10pt" style:font-style-complex="normal" style:font-weight-complex="bold"/>
    </style:style>
    <style:style style:name="P24" style:family="paragraph" style:parent-style-name="Standard">
      <style:paragraph-properties style:text-autospace="none"/>
      <style:text-properties fo:font-size="10pt" fo:font-style="normal" fo:font-weight="normal" style:font-size-asian="10pt" style:font-style-asian="normal" style:font-weight-asian="normal" style:font-size-complex="10pt" style:font-style-complex="normal" style:font-weight-complex="normal"/>
    </style:style>
    <style:style style:name="P25" style:family="paragraph" style:parent-style-name="Standard">
      <style:text-properties fo:font-size="10pt" fo:font-weight="normal" style:font-size-asian="10pt" style:font-weight-asian="normal" style:font-size-complex="10pt" style:font-weight-complex="normal"/>
    </style:style>
    <style:style style:name="P26" style:family="paragraph" style:parent-style-name="Horizontal_20_Line">
      <style:text-properties style:text-outline="false" style:text-line-through-style="none" fo:font-size="8pt" fo:font-style="normal" fo:text-shadow="none" style:text-underline-style="none" fo:font-weight="normal" style:font-size-asian="8pt" style:font-style-asian="normal" style:font-weight-asian="normal" style:font-size-complex="8pt" style:font-style-complex="normal" style:font-weight-complex="normal" style:text-emphasize="none" style:text-overline-style="none" style:text-overline-color="font-color"/>
    </style:style>
    <style:style style:name="P27" style:family="paragraph" style:parent-style-name="Horizontal_20_Line">
      <style:text-properties fo:font-size="10pt" style:font-size-asian="10pt" style:font-size-complex="10pt"/>
    </style:style>
    <style:style style:name="T1" style:family="text">
      <style:text-properties fo:font-size="10pt" style:font-size-asian="10pt" style:font-size-complex="10pt"/>
    </style:style>
    <style:style style:name="T2" style:family="text">
      <style:text-properties fo:font-size="10pt" fo:font-style="normal" fo:font-weight="normal" style:font-size-asian="10pt" style:font-style-asian="normal" style:font-weight-asian="normal" style:font-size-complex="10pt" style:font-style-complex="normal" style:font-weight-complex="normal"/>
    </style:style>
    <style:style style:name="T3" style:family="text">
      <style:text-properties fo:font-size="10pt" fo:font-weight="normal" style:font-size-asian="10pt" style:font-weight-asian="normal" style:font-size-complex="10pt" style:font-weight-complex="normal"/>
    </style:style>
    <style:style style:name="T4" style:family="text">
      <style:text-properties fo:font-weight="normal" style:font-weight-asian="normal" style:font-weight-complex="normal"/>
    </style:style>
    <style:style style:name="T5"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his document has information about the Ezekiel Airplane in TTTA. <text:s/></text:p>
      <text:p text:style-name="P10"/>
      <text:p text:style-name="P10">Rluu: Just noting some thoughts about this airplane:</text:p>
      <text:p text:style-name="P10"/>
      <text:p text:style-name="P10">Lindbergh builds an Ezekiel Airplane, names it “The Spirit of St. Louis.”</text:p>
      <text:p text:style-name="P10">RG builds an Ezekiel Airplane, names it the “St. Marie”.</text:p>
      <text:p text:style-name="P10"/>
      <text:p text:style-name="P10">RG starts his airplane right after the 'reception' of Lindbergh. <text:s/></text:p>
      <text:p text:style-name="P10">RG has a great 'reception' in Japan also, and returns to New York.</text:p>
      <text:p text:style-name="P10"/>
      <text:p text:style-name="P10">rluu: Note that every time Robert thinks about his plans for an Ezekiel airplane that his thoughts go right back to Marie. <text:s/>So I think something about Marie (cycle) follows the completion of his airplane. <text:s/>I need to think more about this possibility. <text:s/>Also, I need to go back and review the plans and circumstances surrounding Lindbergh. <text:s/></text:p>
      <text:p text:style-name="P10"/>
      <text:p text:style-name="Horizontal_20_Line"/>
      <text:p text:style-name="P7">Ch. 4, pg. 41</text:p>
      <text:p text:style-name="P15">After Robert returned, he began to study the Bible more than ever, and work out things according to science. He read the Book of Ezekiel, and planned on building an airplane along the lines outlined by Ezekiel. Figured that there must be a way to build a plane of this kind which would be the greatest ever, and felt that the day was coming when his country would need the protection of the greatest invention of the age. From reading of the Bible, war seemed inevitable, and Robert believed that the next war would be in the air. He began to read all the magazines along the lines of science and invention and studied the Bible in order to understand natural law and know how to apply it.</text:p>
      <text:p text:style-name="P26"/>
      <text:p text:style-name="P7">Ch. 5, pg. 50-62</text:p>
      <text:p text:style-name="P4"><text:s/>Above all things he was interested in airplanes, inventing and improving an airplane that would be useful in the future wars. He had found the plan for a great airplane in Ezekiel 1: 4-16:</text:p>
      <text:p text:style-name="P4"/>
      <text:p text:style-name="P5">And I looked, and behold, a whirlwind came out of the north, a great cloud, and a fire infolding itself, and a brightness was about it, and out of the midst thereof as the colour of amber, out of the midst of the fire. Also out of the midst thereof came the likeness of four living creatures. And this was their appearance; they had the likeness of a man. And one had four faces, and every one had four wings. And their feet were straight feet; and the sole of their feet was like the sole of a calf's foot; and they sparkled like the colour of burnished brass. And they had the hands of a man under their wings on their four sides; and they four had their faces and their wings. Their wings were joined one to another; they turned not when they went; they went every one straight forward. As for the likeness of their faces, they four had the face of a man, and the face of a lion on the right side; and they four had the face of an ox on the left side; they four also had the face of an eagle. Thus were their faces; and their wings were stretched upward; two wings of every one were joined one to another; and two covered their bodies. And they went every one straight forward; whither the spirit was to go; they went; and they turned not when they</text:p>
      <text:p text:style-name="P5">went. As for the likeness of the living creatures, their appearance was like burning coals of fire, and like the appearance of</text:p>
      <text:p text:style-name="P5">lamps: it went up and down among the living creatures; and the fire was bright, and out of the fire went forth lightning. And the living creatures ran and returned as the appearance of a flash of lightning. Now, as I beheld the living creatures, behold, one wheel upon the earth by the living creatures, with his four faces. The appearance of the wheels and their work was like</text:p>
      <text:p text:style-name="P5">unto the colour of a beryl; and they four had one likeness: and their appearance and their work was as it were a wheel</text:p>
      <text:p text:style-name="P5">in the middle of a wheel.</text:p>
      <text:p text:style-name="P5"/>
      <text:p text:style-name="P4">Robert felt sure that this was the prediction and description of an airplane that Ezekiel was talking about. He thought that an airplane could be built with four wings, which would be more powerful and useful than any of the airplanes yet built. It was his great desire to build an airplane of this kind.</text:p>
      <text:p text:style-name="P4"/>
      <text:p text:style-name="P4">Robert read Ezekiel 5: 2 and 12:</text:p>
      <text:p text:style-name="P5"/>
      <text:p text:style-name="P5">Thou shalt burn with fire a third part in the midst of the city, when the days of the siege are fulfilled; and thou shalt take a third part, and smite about it with a knife; and a third part thou shalt scatter in the wind; and I will draw but a sword after them. A third part of thee shall die with the pestilence, and with famine shall they be consumed in the midst of thee; and a</text:p>
      <text:p text:style-name="P5">third part shall fall by the sword round about thee; and I will scatter a third part into all the winds, and I will draw out a sword after them.</text:p>
      <text:p text:style-name="P5"/>
      <text:p text:style-name="P4">Also Ezekiel 7: 2 and 12:</text:p>
      <text:p text:style-name="P4"/>
      <text:p text:style-name="P5"><text:soft-page-break/>Also, thou son of man, thus saith the Lord God unto the land of Israel. An end, the end is come upon the four corners of the land. The time is come, the day draweth near; let not the buyer rejoice, nor the seller mourn; for wrath is upon all the multitude thereof. </text:p>
      <text:p text:style-name="P4"/>
      <text:p text:style-name="P4">Robert thought he saw in this the coming war and famine on the earth from the cycle, that a greater portion of the earth would be destroyed by war and famine, and that the end was near. </text:p>
      <text:p text:style-name="P4"/>
      <text:p text:style-name="P4">Ezekiel 7: 13:</text:p>
      <text:p text:style-name="P4"/>
      <text:p text:style-name="P5">For the seller shall not return to that which is sold, although they were yet alive; for the vision is touching the whole multitude thereof, which shall not return; neither shall any strengthen himself in the iniquity of his life.</text:p>
      <text:p text:style-name="P5"/>
      <text:p text:style-name="P4">Ezekiel 8: 1 and 14:</text:p>
      <text:p text:style-name="P4"/>
      <text:p text:style-name="P5">And it came to pass in the sixth year, in the sixth month, in the fifth day of the month, as I sat in mine house, and the elders of Judah sat before me, that the hand of the Lord God fell there upon me. Then he brought me to the door of the gate of the Lord's house which was toward the north; and behold, there sat women weeping for Tammuz.</text:p>
      <text:p text:style-name="P4"/>
      <text:p text:style-name="P4"/>
      <text:p text:style-name="P4">Ezekiel 10: 9-11:</text:p>
      <text:p text:style-name="P4"/>
      <text:p text:style-name="P5">And when I looked, behold, the four wheels by the cherubims, one wheel by one cherub, and another wheel by another</text:p>
      <text:p text:style-name="P6"><text:s/>cherub: and the appearance of the wheels was as of the colour of a beryl stone. And as for their appearances, they four had one likeness, as if a wheel had been in the midst of a wheel. When they went, they went upon their four sides; they</text:p>
      <text:p text:style-name="P5">turned not as they went, but to the place whither the head looked they followed it; they turned not as they went. </text:p>
      <text:p text:style-name="P5"/>
      <text:p text:style-name="P4">Robert felt sure that it was an airplane which Ezekiel was talking about and which was going to be made in the future. He thought the one referred to with "the face of an eagle" referred to the United States Government. He hoped to build some day and help win the great war in the air and make peace when the days of the "End" come and the great air battles would be fought. </text:p>
      <text:p text:style-name="P4"/>
      <text:p text:style-name="P4">Ezekiel 10: 19 and 21:</text:p>
      <text:p text:style-name="P4"/>
      <text:p text:style-name="P5">And the cherubims lifted up their wings, and mounted up from the earth in my sight; when they went out, the wheels also were beside them; and every one stood at the door of the east gate of the Lord's house; and the glory of the God of Israel was over them above. Every one had four faces apiece, and every one four wings; and the likeness of the hands of a man was under their wings.</text:p>
      <text:p text:style-name="P5"/>
      <text:p text:style-name="P4">Ezekiel 12: 22:</text:p>
      <text:p text:style-name="P4"/>
      <text:p text:style-name="P5">Son of man, what is that proverb that ye have in the land of Israel, saying, The days are prolonged, and every vision faileth?</text:p>
      <text:p text:style-name="P5"/>
      <text:p text:style-name="P4">Ezekiel 14: 14, 16 and 21:</text:p>
      <text:p text:style-name="P4"/>
      <text:p text:style-name="P5">Though these three men, Noah, Daniel and Job, were in it, they should deliver but their own souls by their righteousness,</text:p>
      <text:p text:style-name="P5">saith the Lord God. Though these three men were in it, as I live, saith the Lord God, they shall deliver neither sons nor daughters; they only shall be delivered, but the land shall be desolate. For thus saith the Lord God. How much more when I send my four judgments upon Jerusalem, the sword, and the famine, and the noisome beast, and the pestilence, to cut off from it man and beast.</text:p>
      <text:p text:style-name="P5"/>
      <text:p text:style-name="P4">Ezekiel 16: 1 and 44:</text:p>
      <text:p text:style-name="P4"/>
      <text:p text:style-name="P5">Again the word of the Lord came unto me, saying, Behold, every one that useth proverbs shall use this proverb against thee, saying, As is the mother, so is her daughter. </text:p>
      <text:p text:style-name="P5"/>
      <text:p text:style-name="P4">Ezekiel 17: 3 and 7:</text:p>
      <text:p text:style-name="P4"/>
      <text:p text:style-name="P5">And say, Thus saith the Lord God, A great eagle with great wings, long-winged, full of feathers, which had divers colours,</text:p>
      <text:p text:style-name="P5"><text:soft-page-break/>came unto Lebanon, and took the highest branch of the cedar: There was also another great eagle with great wings and</text:p>
      <text:p text:style-name="P5">many feathers; and, behold, this vine did bend her roots toward him, and shot forth her branches toward him, that</text:p>
      <text:p text:style-name="P5">he might water it by the furrows of her plantation. </text:p>
      <text:p text:style-name="P5"/>
      <text:p text:style-name="P4">Ezekiel 20: 46:</text:p>
      <text:p text:style-name="P4"/>
      <text:p text:style-name="P5">Son of man set thy face toward the south, and drop thy</text:p>
      <text:p text:style-name="P5">word toward the south, and prophesy against the forest of</text:p>
      <text:p text:style-name="P5">the south field:</text:p>
      <text:p text:style-name="P4"/>
      <text:p text:style-name="P4">Robert interpreted this to mean that the day was coming when there would be a great air fight from the</text:p>
      <text:p text:style-name="P4">southern part of the United States. </text:p>
      <text:p text:style-name="P4"/>
      <text:p text:style-name="P4">Ezekiel 20: 47:</text:p>
      <text:p text:style-name="P4"/>
      <text:p text:style-name="P5">And say to the forest of the south, Hear the word of the</text:p>
      <text:p text:style-name="P5">Lord, Thus saith the Lord God, Behold, I will kindle a fire</text:p>
      <text:p text:style-name="P5">in thee, and it shall devour every green tree in thee, and</text:p>
      <text:p text:style-name="P5">every dry tree; the flaming flame shall not be quenched, and</text:p>
      <text:p text:style-name="P6">all faces from the south to the north shall be burned therein.</text:p>
      <text:p text:style-name="P3"/>
      <text:p text:style-name="P3">He thought this meant the South would be destroyed by airplanes with liquid fire and poisonous chemicals</text:p>
      <text:p text:style-name="P4">when the war would take place.</text:p>
      <text:p text:style-name="P4"/>
      <text:p text:style-name="P4">Robert read Ezekiel 21: 14, 26 and 30:</text:p>
      <text:p text:style-name="P4"/>
      <text:p text:style-name="P5">Thou, therefore, son of man, prophesy, and smite thine hands together, and let the sword be doubled the third time, the sword of the slain; it is the sword of the great men that are slain, which entereth into their privy chambers. Thus saith the Lord God, Remove the diadem, and take off the crown; this shall not be the same; exalt him that is low, and abase him that is high. Shall I cause it to return into his sheath? I will judge thee in the place where thou wast created, in the land of</text:p>
      <text:p text:style-name="P5">the nativity. </text:p>
      <text:p text:style-name="P5"/>
      <text:p text:style-name="P4">Ezekiel 28: 3:</text:p>
      <text:p text:style-name="P4"/>
      <text:p text:style-name="P5">Behold thou art wiser than Daniel; there is no secret that they can hide from thee:</text:p>
      <text:p text:style-name="P5"/>
      <text:p text:style-name="P4">Robert had great faith in the prophecies of Ezekiel because the Lord said: "Behold, thou art wiser than Daniel. There is no secret that they can hide from thee." He understood from Ezekiel's prophecies that a great war was coming and that it would be fought in the air by the great airplanes as described by Ezekiel 32: 1 and 2:</text:p>
      <text:p text:style-name="P4"/>
      <text:p text:style-name="P5">And it came to pass in the twelfth year, in the twelfth month, in the first day of the month, that the word of the Lord came unto me, saying, Son of man, take up a lamentation for Pharaoh king of Egypt, and say unto him, Thou art like a young lion of the nations, and thou art as a whale in the seas; and thou camest forth with thy rivers, and troubledst the waters with thy feet, and fouledst their rivers.</text:p>
      <text:p text:style-name="P3"/>
      <text:p text:style-name="P3">From these predictions of Ezekiel and others in the Bible which Robert believed was a repetition of previous battles, he interpreted it to mean that there was to be a great flood during the year 1927. He predicted terrible floods along the Mississippi Valley, which would destroy the cotton crops and would lay waste vast acres of fertile land. He wrote that it would be one of the greatest floods in history. </text:p>
      <text:p text:style-name="P3"/>
      <text:p text:style-name="P3">Ezekiel 32: 7:</text:p>
      <text:p text:style-name="P3"/>
      <text:p text:style-name="P6">And when I shall put thee out, I will cover the heaven, and make the stars thereof dark; I will cover the sun with a cloud, and the moon shall not give her light.</text:p>
      <text:p text:style-name="P4"/>
      <text:p text:style-name="P4">Robert understood this to mean the two great eclipses that would occur in June, 1927. <text:s/></text:p>
      <text:p text:style-name="P4"/>
      <text:p text:style-name="P4">Ezekiel 33: 21 and 33:</text:p>
      <text:p text:style-name="P4"><text:soft-page-break/></text:p>
      <text:p text:style-name="P5">And it came to pass in the twelfth year of our captivity, in the tenth month, in the fifth day of the month, that one that had escaped out of Jerusalem came unto me, saying, The City is smitten. And when this cometh to pass, (lo, it will come) then shall they know that a prophet hath been among them.</text:p>
      <text:p text:style-name="P5"/>
      <text:p text:style-name="P4">Robert felt that he knew the Scriptures and was prepared to prophesy the future and warn the people of the famine, pestilence and the coming war.</text:p>
      <text:p text:style-name="P4"/>
      <text:p text:style-name="P4">Ezekiel 35: 1 and 8:</text:p>
      <text:p text:style-name="P5"/>
      <text:p text:style-name="P5">Moreover, the word of the Lord came unto me, saying, And I will fill his mountains with his slain men: in thy hills, and in thy valleys, and in all thy rivers, shall they fall that are slain with the sword.</text:p>
      <text:p text:style-name="P4"/>
      <text:p text:style-name="P4">Ezekiel 36: 1 and 34:</text:p>
      <text:p text:style-name="P3"/>
      <text:p text:style-name="P6">Also, thou son of man, prophesy unto the mountains of Israel, and say, Ye mountains of Israel, hear the word of the Lord. And the desolate land shall be tilled, whereas it lay desolate in the sight of all that passed by.</text:p>
      <text:p text:style-name="P5"/>
      <text:p text:style-name="P4">Ezekiel 37: 9, 16, 17, 19 and 22:</text:p>
      <text:p text:style-name="P4"/>
      <text:p text:style-name="P5">Then said he unto me, Prophesy unto the wind, prophesy, son of man, and say to the wind, Thus saith the Lord God, Come</text:p>
      <text:p text:style-name="P5">from the four winds, O Breath, and breathe upon these slain, that they may live, Moreover, thou son of man, take thee one stick, and write upon it, For Judah, and for the children of Israel his companions: then take another stick and write upon it, For Joseph, the stick of Ephraim, and for all the house of Israel his companions: And join them one to another into one stick; and they shall become one in thine hand. Say unto them, Thus saith the Lord God, Behold, I will take the stick of Joseph, which is in the hand of Ephraim, and the tribes of Israel his fellows, and will put them with him, even with the stick of Judah, and make them one stick, and they shall be one in mine hand. And I will make them one nation in the land upon the mountains of Israel; and one king shall be king to them all and they shall be no more two nations, neither shall they be</text:p>
      <text:p text:style-name="P5">divided into two kingdoms, any more at all. </text:p>
      <text:p text:style-name="P5"/>
      <text:p text:style-name="P4">Robert interpreted this to mean the coming of the great war when the United States should be the one great nation that would rule the world; that there would be no more divided kingdoms and no more divided countries, that it would be the United States of the World, which would be the land of liberty where freedom exists.</text:p>
      <text:p text:style-name="P4"/>
      <text:p text:style-name="P3">Ezekiel 38: 19:</text:p>
      <text:p text:style-name="P4"/>
      <text:p text:style-name="P5">For in my jealousy and in the fire of my wrath, have I spoken, Surely in that dav there shall be a great shaking in the land of Israel. </text:p>
      <text:p text:style-name="P5"/>
      <text:p text:style-name="P4">Robert understood -- "the jealousy in the fire of wrath" -- to mean chemical elements which would be used in the coming war and the use of airplanes.</text:p>
      <text:p text:style-name="P4"/>
      <text:p text:style-name="P4">Ezekiel 39: 2:</text:p>
      <text:p text:style-name="P4"/>
      <text:p text:style-name="P5">And I will turn thee back, and leave but the sixth part of thee, and will cause thee to come up from the north parts, and will bring thee upon the mountains of Israel. </text:p>
      <text:p text:style-name="P5"/>
      <text:p text:style-name="P4">Robert's interpretation of this was that the last great battle of the war was to be fought in the northern part of the United States.</text:p>
      <text:p text:style-name="P4"/>
      <text:p text:style-name="P4">Ezekiel 39: 8 and 9:</text:p>
      <text:p text:style-name="P4"/>
      <text:p text:style-name="P5">Behold, it is come, and it is done, saith the Lord God; this is the day whereof I have spoken. And they that dwell in the cities of Israel shall go forth, and shall set on fire and burn the weapons, both the shields and the bucklers, the bows and the arrows, and the handstaves and the spears, and they shall burn them with fire seven years.</text:p>
      <text:p text:style-name="P5"/>
      <text:p text:style-name="P4">He thought the 9th verse where it says that everything should be burnt with fire seven years, meant either seven years of war, or seven days. He had read where it says, "I will appoint a day for a year and a year for a day."</text:p>
      <text:p text:style-name="P4"><text:soft-page-break/></text:p>
      <text:p text:style-name="P4">Ezekiel 39: 11, 12 and 14:</text:p>
      <text:p text:style-name="P4"/>
      <text:p text:style-name="P5">And it shall come to pass in that day, that I will give unto Gog a place there of graves in Israel, the valley of the passengers</text:p>
      <text:p text:style-name="P6">of the east of the sea; and it shall stop the noses of <text:s/>the passengers; and there shall they bury Gog, and all his multitude; and they shall call it, The Valley of Hamon-gog. And seven months shall the house of Israel be burying of them, that they may cleanse the land. And they shall sever out men of continual employment, passing through the land to bury with the passengers those that remain upon the face of the earth, to cleanse it; after the end of seven months shall they search.</text:p>
      <text:p text:style-name="P4"/>
      <text:p text:style-name="P4">Robert thought all this referred to the war yet to come, in which the United States was to play the final and principal part, and the use of the airplanes should reach its greatest perfection. </text:p>
      <text:p text:style-name="P4"/>
      <text:p text:style-name="P4">Ezekiel 43: 1, 2, 3, 4 and 10:</text:p>
      <text:p text:style-name="P4"/>
      <text:p text:style-name="P5">Afterward he brought me to the gate, even the gate that looketh toward the east: And, behold, the glory of the God of Israel came from the way of the east, and his voice was like a noise of many waters: and the earth shined with his glory. And it was according to the appearance of the vision that I saw when I came to destroy the city; and the visions were like the vision that I saw by the river Chebar: and I fell upon my face. And the glory of the Lord came into the house, by the way</text:p>
      <text:p text:style-name="P5">of the gate whose prospect is toward the east. Thou son of man, shew the house to the house of Israel, that they may be ashamed of their iniquities; and let them measure the pattern.</text:p>
      <text:p text:style-name="P5"/>
      <text:p text:style-name="P4">Ezekiel 44: 1, 4, 5 and 26:</text:p>
      <text:p text:style-name="P4"/>
      <text:p text:style-name="P5">Then he brought me back the way of the gate of the outward sanctuary, which looketh toward the east, and it was shut. Then brought he me the way of the north gate before the house; and I looked, and, behold, the glory of the Lord filled the house of the Lord; and fell upon my face. <text:s/>And the Lord said unto me, Son of man, mark well, and behold with thine eyes, and hear with thine ears, all that I say unto thee concerning all the ordinances of the house of the Lord, and all the laws thereof; and mark well the entering in of the house, with every going forth of the sanctuary. And after he is cleansed they shall reckon unto him seven days.</text:p>
      <text:p text:style-name="P5"/>
      <text:p text:style-name="P4">Robert thought this referred to the last seven days at the end of the Great War in the Air.</text:p>
      <text:p text:style-name="P4"/>
      <text:p text:style-name="P4">Ezekiel 45: 25:</text:p>
      <text:p text:style-name="P4"/>
      <text:p text:style-name="P5">In the seventh month, in the fifteenth day of the month, shall he do the like in the feast of the seven days, according to the sin offering, and according to the meat offering, and according to the oil.</text:p>
      <text:p text:style-name="P5"/>
      <text:p text:style-name="P4">Robert thought this referred to the 15th day of July, 1932.</text:p>
      <text:p text:style-name="P4"/>
      <text:p text:style-name="P4">Ezekiel 46: 1, 2 and 17:</text:p>
      <text:p text:style-name="P4"/>
      <text:p text:style-name="P5">Thus saith the Lord God, The gate of the inner court that looketh toward the east shall be shut the six working days; but on the sabbath it shall be opened, and in the day of the new moon it shall be opened. And the prince shall enter by way of the porch of that gate without, and shall stand by the post of the gate, and the priests shall prepare his burnt offering and his peace offerings, and he shall worship at the threshold of the gate: then he shall go forth; but the gate shall not be shut until</text:p>
      <text:p text:style-name="P5">the evening. But if he give a gift of his inheritance to one of his servants, then it shall be his to the year of liberty; after it shall return to the prince; but his inheritance shall be his son's for them.</text:p>
      <text:p text:style-name="P4"/>
      <text:p text:style-name="P4">Ezekiel 47: 5, 6, 8 and 9:</text:p>
      <text:p text:style-name="P3"/>
      <text:p text:style-name="P6">Afterward he measured a thousand; and it was a river that I could not pass over: for the waters were risen, waters to swim in, a river that could not be passed over. And he said unto me, Son of man, hast thou seen this? then he brought me, and caused me to return to the brink of the river. Then said he unto me, These waters issue out toward the east country, and go down into the desert, and go into the sea: which being brought forth into the sea, the waters shall be healed. And it shall come to pass, that everything that liveth, which moveth, whithersoever, the rivers shall come, shall live: and there shall be a very great multitude of fish, because these waters shall come thither: for they shall be healed; and everything shall live whither the river cometh. </text:p>
      <text:p text:style-name="P6"/>
      <text:p text:style-name="P3"><text:soft-page-break/>Ezekiel 48: 14 and 15:</text:p>
      <text:p text:style-name="P3"/>
      <text:p text:style-name="P5">And they shall not sell of it, neither exchange, nor alienate the first fruits of the land: for it is holy unto the Lord. And the five thousand that are left in the breadth, over against the five and twenty thousand, shall be a profane place for the city, for dwelling, and for suburbs; and the city shall be in the midst thereof.</text:p>
      <text:p text:style-name="P11"/>
      <text:p text:style-name="P26"/>
      <text:p text:style-name="P23">Ch. 6, pg. 72-74.</text:p>
      <text:p text:style-name="P24"/>
      <text:p text:style-name="P11"><text:span text:style-name="T2"><text:s/>Please read Ezekiel very carefully, </text:span><text:span text:style-name="T1">for I believe that Ezekiel is the greatest of all prophets. He aptly describes an airplane which I can make that will be a great aid in time of war. I believe that Ezekiel plainly foretold the war yet to come which will be fought in the air, and that the United States will be in great jeopardy, but will finally win out. So you see, my object in speculating is not a selfish motive altogether, but to help others and to help my country. The following verses show that Ezekiel was predicting something to happen in the future and was carrying out God's instructions. </text:span></text:p>
      <text:p text:style-name="P3"/>
      <text:p text:style-name="P3">Ezekiel 13: 2 and 3 –</text:p>
      <text:p text:style-name="P6"/>
      <text:p text:style-name="P5">"Son of man, prophesy against the prophets of Israel that prophesy, and say thou unto them that prophesy out of their own hearts, Hear ye the word of the Lord";</text:p>
      <text:p text:style-name="P4"/>
      <text:p text:style-name="P4">Ezekiel 14: 14, 16, 18 and 21 --</text:p>
      <text:p text:style-name="P4"/>
      <text:p text:style-name="P5">"Though these three men, Noah, Daniel and Job, were in it, they should deliver but their own souls by their</text:p>
      <text:p text:style-name="P5">righteousness, saith the Lord God."</text:p>
      <text:p text:style-name="P5">"Though these three men were in it, as I live, saith the Lord God, they shall deliver neither sons nor daughters; they only shall be delivered, but the land shall be desolate."</text:p>
      <text:p text:style-name="P5">"Though these three men were in it, as I live, saith the Lord God, they shall deliver neither sons nor daughters, but they only shall be delivered themselves."</text:p>
      <text:p text:style-name="P5">"For thus saith the Lord God, How much more when I send my four sore judgments upon Jerusalem, the sword, and the famine, and the noisome beast, and the pestilence, to cut off from it man and beast?"</text:p>
      <text:p text:style-name="P4"/>
      <text:p text:style-name="P4">Ezekiel 17: 3 –</text:p>
      <text:p text:style-name="P5"/>
      <text:p text:style-name="P5">"And say, thus saith the Lord God, A great eagle with great wings, long-winged, full of feathers, which had divers colours, came unto Lebanon, and took the highest branch of the cedar":</text:p>
      <text:p text:style-name="P5"/>
      <text:p text:style-name="P4">Ezekiel 21: 30 –</text:p>
      <text:p text:style-name="P4"/>
      <text:p text:style-name="P5">"Shall I cause it to return unto his sheath? I will judge thee in the place where thou wast created, in the land of thy nativity."</text:p>
      <text:p text:style-name="P5"/>
      <text:p text:style-name="P4">From this, I believe that more famines, earthquakes, pestilence and wars are yet to come and that the noisome beast referred to is the airplane. If we make calculations from the date and place of birth, I think we can determine what our future is to be, and in this way live according to cause and effect, which is God's divine law. When I stated that I believed Ezekiel the greatest prophet of all, my authority is found in Ezekiel 28: 3 – "Behold, thou art wiser than Daniel. There is no secret</text:p>
      <text:p text:style-name="P4">they can hide from thee." Daniel was known to be a great prophet and astrologer. In his prophecies, he foretold war, pestilence and famine to come upon this earth, and by a proper study of the repetition of cycles we can determine the time when important events will take place in the future.</text:p>
      <text:p text:style-name="P13"/>
      <text:p text:style-name="P8">Ch. 8, pg. 85.</text:p>
      <text:p text:style-name="P4">The coming mode of transportation will be by airplane and I feel sure they will be used in the great war to come. The Bible tells us that Enoch, who was the seventh from Adam -- a number generally referred to as divine -- was translated to heaven for his faith at the age of 365 years. This event took place about 3017 B.c. I believe that at that time they had all modern inventions and that Enoch went up in an airplane.</text:p>
      <text:p text:style-name="P13"/>
      <text:p text:style-name="P8"><text:soft-page-break/>Ch. 9, pg. 90.</text:p>
      <text:p text:style-name="P12"><text:span text:style-name="T3">I </text:span><text:span text:style-name="T1">believe that the airplane described by Ezekiel is going to be the model of a great plane in the future and I would like to make money enough to be the man to build the first plane according to the plans laid down in the Bible.</text:span></text:p>
      <text:p text:style-name="Horizontal_20_Line"/>
      <text:p text:style-name="P8">Ch. 9, pg. 91-92.</text:p>
      <text:p text:style-name="P4"><text:span text:style-name="T4"><text:s/>It is plain that the nations in Europe are rapidly getting </text:span>ready for war, and, of course, it will be with airplanes. </text:p>
      <text:p text:style-name="P4">So you are probably right in preparing to build a great airplane to be used in defending your country.</text:p>
      <text:p text:style-name="Horizontal_20_Line"/>
      <text:p text:style-name="P8">Ch. 9, pg. 99.</text:p>
      <text:p text:style-name="P4"><text:s/>Robert told his mother of his plans. That he expected within a few months to go to New York, establish himself there, and speculate in order to make money so that he could build his great airplane according to Ezekiel's plan and prepare to help his country in time of war. Mrs. Gordon was very happy to learn of her boy's success. She was sad when he began to talk about war. Robert assured her that the Bible plainly foretold the great war which was to be fought in the air and that it was his duty to help protect his country. </text:p>
      <text:p text:style-name="Horizontal_20_Line"/>
      <text:p text:style-name="P8">Ch. 9, pg. 101.</text:p>
      <text:p text:style-name="P4">Robert then confided to Mr. Kennelworth that he was very anxious to go to New York just as soon as possible. He had been reading about the contemplated flights of the airplanes from New York across the Atlantic, and he wanted to be in New York by his birthday in June, 1927, because he figured by that time the airplanes would have crossed the Atlantic and there would be great excitement in New York. He wished to be there and get all the information he could about airplanes, because he wanted to start building his own just as soon as he had money enough and felt that he could do so.</text:p>
      <text:p text:style-name="Horizontal_20_Line"/>
      <text:p text:style-name="P8">pg. 101</text:p>
      <text:p text:style-name="P4">Robert had his Bible with him and on his way back home Sunday night, spent several hours reading it and going over the predictions by Ezekiel and the plans outlined by Ezekiel for an airplane, which Robert hoped and expected to build in the near future.</text:p>
      <text:p text:style-name="P14"/>
      <text:p text:style-name="P7">Ch. 10, pg. 105</text:p>
      <text:p text:style-name="P2">The operator said that nothing had come over the wire yet, but there had been a report that Lindbergh had passed over Ireland early that morning. Robert waited in the telegraph office until about 5 P.M. when a flash came over the wire that Lindbergh had landed in Paris. This fired Robert's enthusiasm, and he was very much excited. Right then and there decided</text:p>
      <text:p text:style-name="P4">that he was going to New York in the very near future and start to build an airplane according to his own plans. He went immediately to the home of Mr. Kennelworth and told him about his plans and desire to go to New York just as soon as possible.</text:p>
      <text:p text:style-name="P1"/>
      <text:p text:style-name="P13"/>
      <text:p text:style-name="P7">Ch. 10, pg. 108.</text:p>
      <text:p text:style-name="P2">As the train rolled across the plains of Texas and Robert watched the sun setting across the prairies on that Saturday afternoon, he dreamed of the day when he, like Lindbergh, would cross the country in his great airplane. He could think of nothing else but Lindbergh's great flight and what it meant to the world. He realized that Ezekiel's prophecy of that war which was to come and be fought in the air, was coming true, and the great plane described by Ezekiel, the eagle with</text:p>
      <text:p text:style-name="P4">wheel within a wheel, would one day become a reality. He could now see the possibilities of his dream being fulfilled and he was sure of success.</text:p>
      <text:p text:style-name="P13"/>
      <text:p text:style-name="P8">Ch. 12, pg. 141.</text:p>
      <text:p text:style-name="P4"><text:span text:style-name="T4"><text:s/>After Robert received this telephone message he was </text:span>more hopeful. He secured a morning newspaper and found the headlines filled with Lindbergh. Read about the preparations for Captain Lindbergh’s return to Washington and New York and the plans for his reception.</text:p>
      <text:p text:style-name="P13"/>
      <text:p text:style-name="P8"><text:soft-page-break/>Ch. 15, pg. 180.</text:p>
      <text:p text:style-name="P4"><text:s/>The big reception for Colonel Charles A. Lindbergh was planned and would take place in New York on Monday, June 13th, and he wanted to be there, but every time he thought of anything that would give him happiness or pleasure, he thought of Marie and knew that without her it would not mean as much to him. Still he hoped Marie might appear or that some news of her might be received before he left. He wanted to see Captain Lindbergh and his plane, <text:span text:style-name="T5">“The Spirit of St. Louis,”</text:span> for Robert was dreaming of the day when he would complete his own great plane according to Ezekiel’s plan. Robert went to his room and spent the balance of the day reading the Bible and working out future cycles on wars.</text:p>
      <text:p text:style-name="P13"/>
      <text:p text:style-name="P8">pg. 185.</text:p>
      <text:p text:style-name="P3"><text:span text:style-name="T4">He </text:span>talked of the success he had made in the market and of the future when he hoped to complete his great invention with the aid of Walter and his knowledge of chemicals and make discoveries which would end war for all times. <text:span text:style-name="T4">But immediately after talking of his future </text:span>plans his mind would revert back to Marie and he would start talking about her and bemoaning the fact that without her he could not go on in the future.</text:p>
      <text:p text:style-name="Horizontal_20_Line"/>
      <text:p text:style-name="P9">Ch 15, pg. 187.</text:p>
      <text:p text:style-name="P3"><text:span text:style-name="T4"><text:s/>Monday, June 13th, Mr. </text:span>Kennelworth, Robert and Walter arose early to be ready for Colonel Lindbergh’s triumphant march up Broadway. Robert was very enthusiastic about it and talked about what a great achievement it was and what it meant to the world, especially to the United States. Walter told him that they must get busy and start to lay out the plans to build Robert’s great airplane. When they started out on the street, Robert began to talk of Marie and said that he hoped that he would find her that day.</text:p>
      <text:p text:style-name="Horizontal_20_Line"/>
      <text:p text:style-name="P9">pg. 215.</text:p>
      <text:p text:style-name="P3"><text:span text:style-name="T4"><text:s/>Robert believed that Enoch went away in an airplane </text:span>and knew that faith was the great sustaining force, and that without faith it was impossible to please God, for he read where it says, "For he that cometh to God must believe that he is, and that he is a rewarder of them that diligently seek him." Robert knew that he had faith and that that faith would sustain him during</text:p>
      <text:p text:style-name="P3">the time of trials and troubles. <text:s/>Robert knew and understood how to renew his mind and body because he knew what Jesus meant when he said – "Destroy this temple and in three days I will build it up again." He knew that it referred to the temple of the human body.</text:p>
      <text:p text:style-name="Horizontal_20_Line"/>
      <text:p text:style-name="P9">Ch. 19, pg. 222.</text:p>
      <text:p text:style-name="P3"><text:span text:style-name="T4">[About Christmas time, December, 1927]. <text:s/></text:span>RG was now in position to spend money enough to develop his first airplane.</text:p>
      <text:p text:style-name="Horizontal_20_Line"/>
      <text:p text:style-name="P9">Ch. 19, pg. 223.</text:p>
      <text:p text:style-name="P3"><text:span text:style-name="T4">[About Christmas time, December, 1927]. <text:s/></text:span>He was overjoyed with his success because it would help him now to complete his <text:span text:style-name="T5">airplane</text:span> and other inventions. His mind turned back to <text:span text:style-name="T5">Christmas, 1926</text:span>, when he had bought Marie a beautiful ring with the money he had saved. <text:s/>[rluu: RG bought a ring with a diamond both Christmases, 1926 and 1927]. <text:s text:c="2"/>He bought a beautiful diamond ring and a bracelet set with sapphires and diamonds. When the jeweler delivered them Robert looked them over and thought of all Marie's beauty and purity. His faith in her was still supreme. He was very sad and wept bitterly because he felt more keenly than ever the need for her. He wanted her to be with him to share his financial success.</text:p>
      <text:p text:style-name="Horizontal_20_Line"/>
      <text:p text:style-name="P9">Ch. 19, pg. 224.</text:p>
      <text:p text:style-name="P3"><text:span text:style-name="T4">[About Christmas time, December, 1927]. <text:s text:c="2"/></text:span><text:span text:style-name="T5">His heart turned to his next dearest friend – his mother. </text:span>He decided to try to make it the happiest Christmas of her life and bought her every kind of a present that he thought would make her happy and</text:p>
      <text:p text:style-name="P4">comfortable and sent her a check for $5,000.00 to do with just as she pleased and buy anything she wanted. Begged her to come to New York to see him soon after the new year, as he wanted her to see the sights of the city, and thought the trip would be good for her health. <text:s/>In the early part of 1928 Robert calculated that war was inevitable between England and Russia. He figured that the war would start not later than the summer and that many nations would be involved and that</text:p>
      <text:p text:style-name="P4">later an attack on the United States would come. <text:span text:style-name="T5">His first airplane was now completed</text:span>, -- a small one according to the plan laid down by Ezekiel in the Bible. The plane had four wings and could fly on either one of its four sides. It had a new motor with 12 cylinders and could be operated either with gas, electricity or compressed air. He had constructed a wheel within a wheel so that he could lower his plane and land anywhere he chose and could rise straight up. One motor had a</text:p>
      <text:p text:style-name="P4">propeller in the center of the plane to lift it up while the other motor started its direct motion. He could drive his plane <text:soft-page-break/>backwards or forwards. It was a great success and the <text:span text:style-name="T5">boy wizard of Wall Street </text:span><text:span text:style-name="T4">[connection to page 200] </text:span>was now hailed as <text:span text:style-name="T5">a new Lindbergh of the air</text:span>. There was an extra motor built with a collapsible propeller so that he could shift it from the center of the airplane to the tail, enabling it to go backward or forward as he willed. The wings were so arranged that they could either remain stationary or be set in motion up or down by motor. This was a new and valuable feature in the construction of airplanes.</text:p>
      <text:p text:style-name="Horizontal_20_Lin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5-24T19:25:30</meta:creation-date>
    <dc:date>2012-05-24T23:04:48</dc:date>
    <meta:editing-duration>PT3H10M56S</meta:editing-duration>
    <meta:editing-cycles>8</meta:editing-cycles>
    <meta:generator>LibreOffice/3.3$Unix LibreOffice_project/330m18$Build-4</meta:generator>
    <meta:document-statistic meta:table-count="0" meta:image-count="0" meta:object-count="0" meta:page-count="9" meta:paragraph-count="167" meta:word-count="5810" meta:character-count="30299"/>
  </office:meta>
</office:document-meta>
</file>